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Voltaje (V)</text:p>
          </table:table-cell>
          <table:table-cell office:value-type="string" calcext:value-type="string">
            <text:p>Entre Resistencias (mA)</text:p>
          </table:table-cell>
          <table:table-cell office:value-type="string" calcext:value-type="string">
            <text:p>Después de resistencias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.412" calcext:value-type="float">
            <text:p>1.412</text:p>
          </table:table-cell>
          <table:table-cell office:value-type="float" office:value="1.424" calcext:value-type="float">
            <text:p>1.4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9" calcext:value-type="float">
            <text:p>3.59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76" calcext:value-type="float">
            <text:p>5.76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.27" calcext:value-type="float">
            <text:p>7.27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.97" calcext:value-type="float">
            <text:p>10.97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.66" calcext:value-type="float">
            <text:p>14.66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tre Resistencias (V)</text:p>
          </table:table-cell>
          <table:table-cell office:value-type="string" calcext:value-type="string">
            <text:p>Después de resistencias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.225" calcext:value-type="float">
            <text:p>1.225</text:p>
          </table:table-cell>
          <table:table-cell office:value-type="float" office:value="0.1505" calcext:value-type="float">
            <text:p>0.15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99" calcext:value-type="float">
            <text:p>3.99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.66" calcext:value-type="float">
            <text:p>7.6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.35" calcext:value-type="float">
            <text:p>10.35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oltaje</text:p>
          </table:table-cell>
          <table:table-cell office:value-type="string" calcext:value-type="string">
            <text:p>Miliamperios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486" calcext:value-type="float">
            <text:p>0.0486</text:p>
          </table:table-cell>
          <table:table-cell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0.038" calcext:value-type="float">
            <text:p>0.038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sta 100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3.9mV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1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8:09:05.246149326</meta:creation-date>
    <dc:date>2023-03-08T20:13:52.508575588</dc:date>
    <meta:editing-duration>PT2H4M47S</meta:editing-duration>
    <meta:editing-cycles>2</meta:editing-cycles>
    <meta:generator>LibreOffice/7.5.1.2$Linux_X86_64 LibreOffice_project/50$Build-2</meta:generator>
    <meta:document-statistic meta:table-count="1" meta:cell-count="107" meta:object-count="0"/>
  </office:meta>
</office:document-meta>
</file>